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ca04" officeooo:paragraph-rsid="000fca04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fca04" officeooo:paragraph-rsid="000fca04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17108a" officeooo:paragraph-rsid="0017108a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fca04" officeooo:paragraph-rsid="000fca0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267d835" officeooo:paragraph-rsid="0267d835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267d835" officeooo:paragraph-rsid="02722da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28a308f" officeooo:paragraph-rsid="028a308f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fca04" officeooo:paragraph-rsid="02911d0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fca04" officeooo:paragraph-rsid="02a07a3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fca04" officeooo:paragraph-rsid="02a0f2ea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2a0f2ea" officeooo:paragraph-rsid="02a0f2e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2a0f2ea" officeooo:paragraph-rsid="02a42112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2a42112" officeooo:paragraph-rsid="02a42112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267d835" officeooo:paragraph-rsid="029d99e2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paragraph-rsid="006a2f89"/>
    </style:style>
    <style:style style:name="P16" style:family="paragraph" style:parent-style-name="Standard">
      <style:paragraph-properties fo:text-align="start" style:justify-single-word="false"/>
      <style:text-properties officeooo:paragraph-rsid="02ac3748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fadeca" officeooo:paragraph-rsid="02a03164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2ad1c75" officeooo:paragraph-rsid="02ad1c75" style:font-size-asian="12pt" style:font-weight-asian="normal" style:font-size-complex="12pt" style:font-weight-complex="normal"/>
    </style:style>
    <style:style style:name="T1" style:family="text">
      <style:text-properties style:font-name="Liberation Serif" fo:font-size="12pt" fo:font-weight="normal" officeooo:rsid="00d2eadb" style:font-size-asian="12pt" style:font-weight-asian="normal" style:font-size-complex="12pt" style:font-weight-complex="normal"/>
    </style:style>
    <style:style style:name="T2" style:family="text">
      <style:text-properties style:font-name="Liberation Serif" fo:font-size="12pt" fo:font-weight="normal" officeooo:rsid="000fca04" style:font-size-asian="12pt" style:font-weight-asian="normal" style:font-size-complex="12pt" style:font-weight-complex="normal"/>
    </style:style>
    <style:style style:name="T3" style:family="text">
      <style:text-properties style:font-name="Liberation Serif" fo:font-size="12pt" fo:font-weight="normal" officeooo:rsid="019191c8" style:font-size-asian="12pt" style:font-weight-asian="normal" style:font-size-complex="12pt" style:font-weight-complex="normal"/>
    </style:style>
    <style:style style:name="T4" style:family="text">
      <style:text-properties officeooo:rsid="029b0417"/>
    </style:style>
    <style:style style:name="T5" style:family="text">
      <style:text-properties officeooo:rsid="02a03164"/>
    </style:style>
    <style:style style:name="T6" style:family="text">
      <style:text-properties officeooo:rsid="02a07a36"/>
    </style:style>
    <style:style style:name="T7" style:family="text">
      <style:text-properties officeooo:rsid="02a0f2e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2acd4b2" style:font-weight-asian="bold" style:font-weight-complex="bold"/>
    </style:style>
    <style:style style:name="T10" style:family="text">
      <style:text-properties officeooo:rsid="02a42112"/>
    </style:style>
    <style:style style:name="T11" style:family="text">
      <style:text-properties officeooo:rsid="02aa037a"/>
    </style:style>
    <style:style style:name="T12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ção à programação paralela</text:p>
      <text:p text:style-name="P3">Gabriel Martins de Miranda – 13/0111350</text:p>
      <text:p text:style-name="P1"/>
      <text:p text:style-name="P4">1. Título do capítulo</text:p>
      <text:p text:style-name="P17"><text:tab/><text:span text:style-name="T5">Parallel Algorithms.</text:span></text:p>
      <text:p text:style-name="P4"/>
      <text:p text:style-name="P4">2. Objetivo do capítulo</text:p>
      <text:p text:style-name="P9"><text:tab/><text:span text:style-name="T6">Nem sempre o melhor algoritmo para um sistema paralelo é a versão paralelizada de um programa serial. Na maioria dos casos, para se resolver um problema de forma ótima no mundo paralelo, deve-se partir de um novo algoritmo. No capítulo, são ilustrados alguns problemas distribuídos e um pouco dos algoritmos usados para resolvê-los. </text:span></text:p>
      <text:p text:style-name="P7"/>
      <text:p text:style-name="P4">3. Resumo do capítulo</text:p>
      <text:p text:style-name="P10"><text:tab/><text:span text:style-name="T7">Existem dois tipos de algoritmos paralelos, aqueles baseados de uma versão serial e outros criados especificamente para o munda paralelo. </text:span></text:p>
      <text:p text:style-name="P11"><text:tab/>Foram implementados os algoritmos parallel bitonic e parallel tree search. Parallel bitonic usa a primeira forma de codificação, a baseada numa versão serial, enquanto que a segunda foi feita especificamente para ser paralela. </text:p>
      <text:p text:style-name="P11"><text:tab/>Aplicou-se o algoritmo parallel tree search para resolver o problema de detecção de terminação distribuída. Deve-se determinar quando uma coleção de processos assíncronos terminou de executar. A solução atribui uma quantidade fixa de um recurso indestrutível para o processo zero no início da execução. Sempre que trabalho é enviado de um processo a outro, o processo mandante manda metade de seu recurso. Quando um processo não tem mais trabalho, manda seu recurso de volta ao processo zero. Quando o processo zero recebe todo o recurso original, o programa termina. </text:p>
      <text:p text:style-name="P11"><text:tab/>Com <text:span text:style-name="T8">MPI_</text:span><text:span text:style-name="T9">Ip</text:span><text:span text:style-name="T8">robe</text:span> pode-se checar se uma mensagem de uma fonte específica, dada tag ou certo comunicador está disponível.</text:p>
      <text:p text:style-name="P11"/>
      <text:p text:style-name="P12"><text:tab/><text:span text:style-name="T10">int MPI_Iprobe( </text:span></text:p>
      <text:p text:style-name="P13"><text:tab/><text:tab/>int <text:tab/><text:tab/>source <text:tab/>/* in <text:s text:c="2"/>*/ </text:p>
      <text:p text:style-name="P13"><text:tab/><text:tab/>int <text:tab/><text:tab/>tag<text:tab/>/* in <text:s text:c="2"/>*/ </text:p>
      <text:p text:style-name="P13"><text:tab/><text:tab/>MPI_Comm <text:tab/>comm <text:tab/>/* in <text:s text:c="2"/>*/ </text:p>
      <text:p text:style-name="P13"><text:tab/><text:tab/>int* <text:tab/><text:tab/>flag <text:tab/>/* out */ </text:p>
      <text:p text:style-name="P13"><text:tab/><text:tab/>MPI_Status*<text:tab/>status <text:tab/>/* out */)</text:p>
      <text:p text:style-name="P4"><text:tab/><text:span text:style-name="T1"><text:tab/></text:span></text:p>
      <text:p text:style-name="P4">4. Solução dos exercícios</text:p>
      <text:p text:style-name="P18"><text:tab/>Todos os códigos enviados em anexo.</text:p>
      <text:p text:style-name="P18"><text:tab/>Para compilar em linux:</text:p>
      <text:p text:style-name="P18"><text:tab/>$ chmod a+x build.sh</text:p>
      <text:p text:style-name="P18"><text:tab/>$ ./build.sh</text:p>
      <text:p text:style-name="P18"><text:tab/>Os códigos de execução estão comentados no mesmo arquivo.</text:p>
      <text:p text:style-name="P14"/>
      <text:p text:style-name="P4">6. Conclusão</text:p>
      <text:p text:style-name="P8"><text:tab/><text:span text:style-name="T11">Foram abordados os dois métodos para a construção de programas paralelos, sendo aqueles baseados num dado algoritmo serial ou pensados de forma exclusiva para o formato paralelo. Foram estudados algoritmos de sorting para estes dois casos e resolvidos problemas de carater paralelo.</text:span></text:p>
      <text:p text:style-name="P4"/>
      <text:p text:style-name="P4">7. Referências consultadas</text:p>
      <text:p text:style-name="P16"><text:span text:style-name="T2"><text:tab/></text:span><text:span text:style-name="T3">Parallel Programming with MPI by Peter Pacheco ; Parallel Algorithms – chapter </text:span><text:bookmark text:name="tw-target-text"/><text:span text:style-name="T12">fourteen</text:span><text:span text:style-name="T3">.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WenQuanYi Micro Hei" style:font-family-asian="'WenQuanYi Micro Hei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08:25:38.651600442</meta:creation-date>
    <dc:date>2016-11-30T01:41:37.283259871</dc:date>
    <meta:editing-duration>PT23H5M43S</meta:editing-duration>
    <meta:editing-cycles>554</meta:editing-cycles>
    <meta:generator>LibreOffice/4.2.8.2$Linux_X86_64 LibreOffice_project/420m0$Build-2</meta:generator>
    <meta:document-statistic meta:table-count="0" meta:image-count="0" meta:object-count="0" meta:page-count="1" meta:paragraph-count="28" meta:word-count="351" meta:character-count="2288" meta:non-whitespace-character-count="1910"/>
  </office:meta>
</office:document-meta>
</file>